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mm"/>
    </style:style>
    <style:style style:name="co2" style:family="table-column">
      <style:table-column-properties fo:break-before="auto" style:column-width="27.92mm"/>
    </style:style>
    <style:style style:name="co3" style:family="table-column">
      <style:table-column-properties fo:break-before="auto" style:column-width="91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35.15mm"/>
    </style:style>
    <style:style style:name="co6" style:family="table-column">
      <style:table-column-properties fo:break-before="auto" style:column-width="27.9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SU_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_Battery</text:p>
          </table:table-cell>
          <table:table-cell office:value-type="string" calcext:value-type="string">
            <text:p>No_batter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2,BT1</text:p>
          </table:table-cell>
          <table:table-cell office:value-type="string" calcext:value-type="string">
            <text:p>18650_c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office:value-type="float" office:value="1888422" calcext:value-type="float">
            <text:p>1888422</text:p>
          </table:table-cell>
          <table:table-cell table:formula="of:=0.73" office:value-type="float" office:value="0.73" calcext:value-type="float">
            <text:p>0.73</text:p>
          </table:table-cell>
          <table:table-cell table:formula="of:=[.G2]*[.D2]" office:value-type="float" office:value="2.92" calcext:value-type="float">
            <text:p>2.92</text:p>
          </table:table-cell>
          <table:table-cell office:value-type="float" office:value="0" calcext:value-type="float">
            <text:p>0</text:p>
          </table:table-cell>
          <table:table-cell table:formula="of:=[.I2]*[.H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34,R21,R22,R25,R29,R30,R32,R33,R43,R44,R45,R47,R23,R24,R46,R49</text:p>
          </table:table-cell>
          <table:table-cell office:value-type="string" calcext:value-type="string">
            <text:p>Resistor_Horizontal_RM10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k 0.1%</text:p>
          </table:table-cell>
          <table:table-cell office:value-type="float" office:value="1083362" calcext:value-type="float">
            <text:p>1083362</text:p>
          </table:table-cell>
          <table:table-cell office:value-type="float" office:value="0.711" calcext:value-type="float">
            <text:p>0.711</text:p>
          </table:table-cell>
          <table:table-cell table:formula="of:=[.G3]*[.D3]" office:value-type="float" office:value="11.376" calcext:value-type="float">
            <text:p>11.376</text:p>
          </table:table-cell>
          <table:table-cell office:value-type="float" office:value="1" calcext:value-type="float">
            <text:p>1</text:p>
          </table:table-cell>
          <table:table-cell table:formula="of:=[.I3]*[.H3]" office:value-type="float" office:value="11.376" calcext:value-type="float">
            <text:p>11.37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50,R31,R36,R39</text:p>
          </table:table-cell>
          <table:table-cell office:value-type="string" calcext:value-type="string">
            <text:p>Resistor_Horizontal_RM1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table:number-columns-repeated="2"/>
          <table:table-cell table:formula="of:=[.G4]*[.D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4]*[.H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liexpress</text:p>
          </table:table-cell>
          <table:table-cell office:value-type="float" office:value="1.85" calcext:value-type="float">
            <text:p>1.85</text:p>
          </table:table-cell>
          <table:table-cell table:formula="of:=[.G5]*[.D5]"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table:formula="of:=[.I5]*[.H5]" office:value-type="float" office:value="1.85" calcext:value-type="float">
            <text:p>1.8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7,D6</text:p>
          </table:table-cell>
          <table:table-cell office:value-type="string" calcext:value-type="string">
            <text:p>Diode_DO-41_SOD81_Horizontal_RM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</text:p>
          </table:table-cell>
          <table:table-cell office:value-type="float" office:value="9565124" calcext:value-type="float">
            <text:p>9565124</text:p>
          </table:table-cell>
          <table:table-cell office:value-type="float" office:value="0.0203" calcext:value-type="float">
            <text:p>0.0203</text:p>
          </table:table-cell>
          <table:table-cell table:formula="of:=[.G6]*[.D6]" office:value-type="float" office:value="0.0406" calcext:value-type="float">
            <text:p>0.0406</text:p>
          </table:table-cell>
          <table:table-cell office:value-type="float" office:value="1" calcext:value-type="float">
            <text:p>1</text:p>
          </table:table-cell>
          <table:table-cell table:formula="of:=[.I6]*[.H6]" office:value-type="float" office:value="0.0406" calcext:value-type="float">
            <text:p>0.040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DIP-8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41010</text:p>
          </table:table-cell>
          <table:table-cell office:value-type="float" office:value="1292242" calcext:value-type="float">
            <text:p>1292242</text:p>
          </table:table-cell>
          <table:table-cell office:value-type="float" office:value="1.28" calcext:value-type="float">
            <text:p>1.28</text:p>
          </table:table-cell>
          <table:table-cell table:formula="of:=[.G7]*[.D7]" office:value-type="float" office:value="1.28" calcext:value-type="float">
            <text:p>1.28</text:p>
          </table:table-cell>
          <table:table-cell office:value-type="float" office:value="0" calcext:value-type="float">
            <text:p>0</text:p>
          </table:table-cell>
          <table:table-cell table:formula="of:=[.I7]*[.H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,R2,R7,R8,R9,R10,R11,R12,R13,R14,R15,R16</text:p>
          </table:table-cell>
          <table:table-cell office:value-type="string" calcext:value-type="string">
            <text:p>Resistor_Horizontal_RM10m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R</text:p>
          </table:table-cell>
          <table:table-cell table:number-columns-repeated="2"/>
          <table:table-cell table:formula="of:=[.G8]*[.D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8]*[.H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27,R5,R53,R54</text:p>
          </table:table-cell>
          <table:table-cell office:value-type="string" calcext:value-type="string">
            <text:p>Resistor_Horizontal_RM1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k8</text:p>
          </table:table-cell>
          <table:table-cell table:number-columns-repeated="2"/>
          <table:table-cell table:formula="of:=[.G9]*[.D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9]*[.H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28,R37</text:p>
          </table:table-cell>
          <table:table-cell office:value-type="string" calcext:value-type="string">
            <text:p>Resistor_Horizontal_RM1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8k</text:p>
          </table:table-cell>
          <table:table-cell table:number-columns-repeated="2"/>
          <table:table-cell table:formula="of:=[.G10]*[.D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0]*[.H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3,R17,R26,R35,R38,R51,R55</text:p>
          </table:table-cell>
          <table:table-cell office:value-type="string" calcext:value-type="string">
            <text:p>Resistor_Horizontal_RM10m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table:number-columns-repeated="2"/>
          <table:table-cell table:formula="of:=[.G11]*[.D1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1]*[.H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3,C6,C7,C9,C22,C29,C2,C5,C10,C23</text:p>
          </table:table-cell>
          <table:table-cell office:value-type="string" calcext:value-type="string">
            <text:p>C_Rect_L7_W2.5_P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table:formula="of:=[.G12]*[.D1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2]*[.H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3,C4,C25</text:p>
          </table:table-cell>
          <table:table-cell office:value-type="string" calcext:value-type="string">
            <text:p>C_Radial_D10_L13_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u</text:p>
          </table:table-cell>
          <table:table-cell table:number-columns-repeated="2"/>
          <table:table-cell table:formula="of:=[.G13]*[.D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3]*[.H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2,Q3</text:p>
          </table:table-cell>
          <table:table-cell office:value-type="string" calcext:value-type="string">
            <text:p>TO-92_Inline_Narrow_O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3904</text:p>
          </table:table-cell>
          <table:table-cell office:value-type="float" office:value="1700648" calcext:value-type="float">
            <text:p>1700648</text:p>
          </table:table-cell>
          <table:table-cell office:value-type="float" office:value="0.0762" calcext:value-type="float">
            <text:p>0.0762</text:p>
          </table:table-cell>
          <table:table-cell table:formula="of:=[.G14]*[.D14]" office:value-type="float" office:value="0.1524" calcext:value-type="float">
            <text:p>0.1524</text:p>
          </table:table-cell>
          <table:table-cell office:value-type="float" office:value="1" calcext:value-type="float">
            <text:p>1</text:p>
          </table:table-cell>
          <table:table-cell table:formula="of:=[.I14]*[.H14]" office:value-type="float" office:value="0.1524" calcext:value-type="float">
            <text:p>0.152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Resistor_Horizontal_RM1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table:number-columns-repeated="2"/>
          <table:table-cell table:formula="of:=[.G15]*[.D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5]*[.H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24,C15,C12,C16</text:p>
          </table:table-cell>
          <table:table-cell office:value-type="string" calcext:value-type="string">
            <text:p>C_Disc_D3_P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n</text:p>
          </table:table-cell>
          <table:table-cell table:number-columns-repeated="2"/>
          <table:table-cell table:formula="of:=[.G16]*[.D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17,C8</text:p>
          </table:table-cell>
          <table:table-cell office:value-type="string" calcext:value-type="string">
            <text:p>C_Radial_D10_L13_P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  <table:table-cell table:number-columns-repeated="2"/>
          <table:table-cell table:formula="of:=[.G17]*[.D1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26,C27</text:p>
          </table:table-cell>
          <table:table-cell office:value-type="string" calcext:value-type="string">
            <text:p>C_Disc_D3_P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table:number-columns-repeated="2"/>
          <table:table-cell table:formula="of:=[.G18]*[.D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8]*[.H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-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_Led</text:p>
          </table:table-cell>
          <table:table-cell table:number-columns-repeated="2"/>
          <table:table-cell table:formula="of:=[.G19]*[.D1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9]*[.H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SELF-WE-PD-X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</text:p>
          </table:table-cell>
          <table:table-cell office:value-type="float" office:value="1864422" calcext:value-type="float">
            <text:p>1864422</text:p>
          </table:table-cell>
          <table:table-cell office:value-type="float" office:value="0.778" calcext:value-type="float">
            <text:p>0.778</text:p>
          </table:table-cell>
          <table:table-cell table:formula="of:=[.G20]*[.D20]" office:value-type="float" office:value="0.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[.I20]*[.H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52,R56,R40</text:p>
          </table:table-cell>
          <table:table-cell office:value-type="string" calcext:value-type="string">
            <text:p>Resistor_Horizontal_RM10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0R</text:p>
          </table:table-cell>
          <table:table-cell table:number-columns-repeated="2"/>
          <table:table-cell table:formula="of:=[.G21]*[.D2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1]*[.H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HC50-U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float" office:value="2508996" calcext:value-type="float">
            <text:p>2508996</text:p>
          </table:table-cell>
          <table:table-cell office:value-type="float" office:value="0.261" calcext:value-type="float">
            <text:p>0.261</text:p>
          </table:table-cell>
          <table:table-cell table:formula="of:=[.G22]*[.D22]" office:value-type="float" office:value="0.261" calcext:value-type="float">
            <text:p>0.261</text:p>
          </table:table-cell>
          <table:table-cell office:value-type="float" office:value="1" calcext:value-type="float">
            <text:p>1</text:p>
          </table:table-cell>
          <table:table-cell table:formula="of:=[.I22]*[.H22]" office:value-type="float" office:value="0.261" calcext:value-type="float">
            <text:p>0.26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Bourns_3296W_3-8Zoll_Inline_Screw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</text:p>
          </table:table-cell>
          <table:table-cell table:number-columns-repeated="2"/>
          <table:table-cell table:formula="of:=[.G23]*[.D2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3]*[.H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DIP-28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-P</text:p>
          </table:table-cell>
          <table:table-cell office:value-type="float" office:value="1715487" calcext:value-type="float">
            <text:p>1715487</text:p>
          </table:table-cell>
          <table:table-cell office:value-type="float" office:value="3.36" calcext:value-type="float">
            <text:p>3.36</text:p>
          </table:table-cell>
          <table:table-cell table:formula="of:=[.G24]*[.D24]" office:value-type="float" office:value="3.36" calcext:value-type="float">
            <text:p>3.36</text:p>
          </table:table-cell>
          <table:table-cell office:value-type="float" office:value="1" calcext:value-type="float">
            <text:p>1</text:p>
          </table:table-cell>
          <table:table-cell table:formula="of:=[.I24]*[.H24]" office:value-type="float" office:value="3.36" calcext:value-type="float">
            <text:p>3.3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W2,SW3</text:p>
          </table:table-cell>
          <table:table-cell office:value-type="string" calcext:value-type="string">
            <text:p>SW_Tactile_SPST_Ang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ST</text:p>
          </table:table-cell>
          <table:table-cell office:value-type="float" office:value="2402408" calcext:value-type="float">
            <text:p>2402408</text:p>
          </table:table-cell>
          <table:table-cell office:value-type="float" office:value="0.586" calcext:value-type="float">
            <text:p>0.586</text:p>
          </table:table-cell>
          <table:table-cell table:formula="of:=[.G25]*[.D25]" office:value-type="float" office:value="1.172" calcext:value-type="float">
            <text:p>1.172</text:p>
          </table:table-cell>
          <table:table-cell office:value-type="float" office:value="1" calcext:value-type="float">
            <text:p>1</text:p>
          </table:table-cell>
          <table:table-cell table:formula="of:=[.I25]*[.H25]" office:value-type="float" office:value="1.172" calcext:value-type="float">
            <text:p>1.17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Header_Straight_1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 table:number-columns-repeated="2"/>
          <table:table-cell table:formula="of:=[.G26]*[.D2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6]*[.H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14,C11,C18</text:p>
          </table:table-cell>
          <table:table-cell office:value-type="string" calcext:value-type="string">
            <text:p>C_Radial_D10_L13_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u</text:p>
          </table:table-cell>
          <table:table-cell table:number-columns-repeated="2"/>
          <table:table-cell table:formula="of:=[.G27]*[.D2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7]*[.H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MB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34</text:p>
          </table:table-cell>
          <table:table-cell office:value-type="float" office:value="2677460" calcext:value-type="float">
            <text:p>2677460</text:p>
          </table:table-cell>
          <table:table-cell office:value-type="float" office:value="0.25" calcext:value-type="float">
            <text:p>0.25</text:p>
          </table:table-cell>
          <table:table-cell table:formula="of:=[.G28]*[.D28]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[.I28]*[.H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-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_Led</text:p>
          </table:table-cell>
          <table:table-cell table:number-columns-repeated="2"/>
          <table:table-cell table:formula="of:=[.G29]*[.D2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9]*[.H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esistor_Horizontal_RM1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58B</text:p>
          </table:table-cell>
          <table:table-cell table:style-name="ce1" office:value-type="float" office:value="9558160" calcext:value-type="float">
            <text:p>9558160</text:p>
          </table:table-cell>
          <table:table-cell office:value-type="float" office:value="0.381" calcext:value-type="float">
            <text:p>0.381</text:p>
          </table:table-cell>
          <table:table-cell table:formula="of:=[.G30]*[.D30]" office:value-type="float" office:value="0.381" calcext:value-type="float">
            <text:p>0.381</text:p>
          </table:table-cell>
          <table:table-cell office:value-type="float" office:value="1" calcext:value-type="float">
            <text:p>1</text:p>
          </table:table-cell>
          <table:table-cell table:formula="of:=[.I30]*[.H30]" office:value-type="float" office:value="0.381" calcext:value-type="float">
            <text:p>0.38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+</text:p>
          </table:table-cell>
          <table:table-cell office:value-type="float" office:value="2112491" calcext:value-type="float">
            <text:p>2112491</text:p>
          </table:table-cell>
          <table:table-cell office:value-type="float" office:value="2.85" calcext:value-type="float">
            <text:p>2.85</text:p>
          </table:table-cell>
          <table:table-cell table:formula="of:=[.G31]*[.D31]"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table:formula="of:=[.I31]*[.H31]" office:value-type="float" office:value="2.85" calcext:value-type="float">
            <text:p>2.8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1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-</text:p>
          </table:table-cell>
          <table:table-cell office:value-type="float" office:value="2112490" calcext:value-type="float">
            <text:p>2112490</text:p>
          </table:table-cell>
          <table:table-cell office:value-type="float" office:value="2.85" calcext:value-type="float">
            <text:p>2.85</text:p>
          </table:table-cell>
          <table:table-cell table:formula="of:=[.G32]*[.D32]"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table:formula="of:=[.I32]*[.H32]" office:value-type="float" office:value="2.85" calcext:value-type="float">
            <text:p>2.8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in_Header_Straight_2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</text:p>
          </table:table-cell>
          <table:table-cell table:number-columns-repeated="2"/>
          <table:table-cell table:formula="of:=[.G33]*[.D3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33]*[.H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in_Header_Straight_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  <table:table-cell table:number-columns-repeated="2"/>
          <table:table-cell table:formula="of:=[.G34]*[.D3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34]*[.H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in_Header_Straight_1x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_Display</text:p>
          </table:table-cell>
          <table:table-cell office:value-type="string" calcext:value-type="string">
            <text:p>aliexpress</text:p>
          </table:table-cell>
          <table:table-cell office:value-type="float" office:value="1.12" calcext:value-type="float">
            <text:p>1.12</text:p>
          </table:table-cell>
          <table:table-cell table:formula="of:=[.G35]*[.D35]" office:value-type="float" office:value="1.12" calcext:value-type="float">
            <text:p>1.12</text:p>
          </table:table-cell>
          <table:table-cell office:value-type="float" office:value="1" calcext:value-type="float">
            <text:p>1</text:p>
          </table:table-cell>
          <table:table-cell table:formula="of:=[.I35]*[.H35]" office:value-type="float" office:value="1.12" calcext:value-type="float">
            <text:p>1.1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219</text:p>
          </table:table-cell>
          <table:table-cell office:value-type="float" office:value="2496402" calcext:value-type="float">
            <text:p>2496402</text:p>
          </table:table-cell>
          <table:table-cell office:value-type="float" office:value="2.45" calcext:value-type="float">
            <text:p>2.45</text:p>
          </table:table-cell>
          <table:table-cell table:formula="of:=[.G36]*[.D36]" office:value-type="float" office:value="2.45" calcext:value-type="float">
            <text:p>2.45</text:p>
          </table:table-cell>
          <table:table-cell office:value-type="float" office:value="1" calcext:value-type="float">
            <text:p>1</text:p>
          </table:table-cell>
          <table:table-cell table:formula="of:=[.I36]*[.H36]" office:value-type="float" office:value="2.45" calcext:value-type="float">
            <text:p>2.4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DIP-14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6144</text:p>
          </table:table-cell>
          <table:table-cell table:style-name="ce1" office:value-type="float" office:value="9493581" calcext:value-type="float">
            <text:p>9493581</text:p>
          </table:table-cell>
          <table:table-cell office:value-type="float" office:value="5.56" calcext:value-type="float">
            <text:p>5.56</text:p>
          </table:table-cell>
          <table:table-cell table:formula="of:=[.G37]*[.D37]" office:value-type="float" office:value="5.56" calcext:value-type="float">
            <text:p>5.56</text:p>
          </table:table-cell>
          <table:table-cell office:value-type="float" office:value="1" calcext:value-type="float">
            <text:p>1</text:p>
          </table:table-cell>
          <table:table-cell table:formula="of:=[.I37]*[.H37]" office:value-type="float" office:value="5.56" calcext:value-type="float">
            <text:p>5.5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Pentawatt_Neutral_Staggered_Verical_TO220-5-T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080</text:p>
          </table:table-cell>
          <table:table-cell office:value-type="float" office:value="2102611" calcext:value-type="float">
            <text:p>2102611</text:p>
          </table:table-cell>
          <table:table-cell office:value-type="float" office:value="4.52" calcext:value-type="float">
            <text:p>4.52</text:p>
          </table:table-cell>
          <table:table-cell table:formula="of:=[.G38]*[.D38]" office:value-type="float" office:value="4.52" calcext:value-type="float">
            <text:p>4.52</text:p>
          </table:table-cell>
          <table:table-cell office:value-type="float" office:value="1" calcext:value-type="float">
            <text:p>1</text:p>
          </table:table-cell>
          <table:table-cell table:formula="of:=[.I38]*[.H38]" office:value-type="float" office:value="4.52" calcext:value-type="float">
            <text:p>4.5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O-92_Inline_Narrow_O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34</text:p>
          </table:table-cell>
          <table:table-cell office:value-type="float" office:value="1564650" calcext:value-type="float">
            <text:p>1564650</text:p>
          </table:table-cell>
          <table:table-cell office:value-type="float" office:value="0.784" calcext:value-type="float">
            <text:p>0.784</text:p>
          </table:table-cell>
          <table:table-cell table:formula="of:=[.G39]*[.D39]" office:value-type="float" office:value="0.784" calcext:value-type="float">
            <text:p>0.784</text:p>
          </table:table-cell>
          <table:table-cell office:value-type="float" office:value="1" calcext:value-type="float">
            <text:p>1</text:p>
          </table:table-cell>
          <table:table-cell table:formula="of:=[.I39]*[.H39]" office:value-type="float" office:value="0.784" calcext:value-type="float">
            <text:p>0.78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L21070</text:p>
          </table:table-cell>
          <table:table-cell office:value-type="float" office:value="2543327" calcext:value-type="float">
            <text:p>2543327</text:p>
          </table:table-cell>
          <table:table-cell office:value-type="float" office:value="1.57" calcext:value-type="float">
            <text:p>1.57</text:p>
          </table:table-cell>
          <table:table-cell table:formula="of:=[.G40]*[.D40]" office:value-type="float" office:value="1.57" calcext:value-type="float">
            <text:p>1.57</text:p>
          </table:table-cell>
          <table:table-cell office:value-type="float" office:value="1" calcext:value-type="float">
            <text:p>1</text:p>
          </table:table-cell>
          <table:table-cell table:formula="of:=[.I40]*[.H40]" office:value-type="float" office:value="1.57" calcext:value-type="float">
            <text:p>1.5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DIP-16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595</text:p>
          </table:table-cell>
          <table:table-cell office:value-type="float" office:value="9591664" calcext:value-type="float">
            <text:p>9591664</text:p>
          </table:table-cell>
          <table:table-cell office:value-type="float" office:value="1.18" calcext:value-type="float">
            <text:p>1.18</text:p>
          </table:table-cell>
          <table:table-cell table:formula="of:=[.G41]*[.D41]" office:value-type="float" office:value="1.1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 table:formula="of:=[.I41]*[.H41]" office:value-type="float" office:value="1.18" calcext:value-type="float">
            <text:p>1.1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Potentiometer_WirePads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der1</text:p>
          </table:table-cell>
          <table:table-cell office:value-type="float" office:value="2065049" calcext:value-type="float">
            <text:p>2065049</text:p>
          </table:table-cell>
          <table:table-cell office:value-type="float" office:value="0.575" calcext:value-type="float">
            <text:p>0.575</text:p>
          </table:table-cell>
          <table:table-cell table:formula="of:=[.G42]*[.D42]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[.I42]*[.H42]" office:value-type="float" office:value="0.575" calcext:value-type="float">
            <text:p>0.57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Potentiometer_WirePads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der0</text:p>
          </table:table-cell>
          <table:table-cell office:value-type="float" office:value="2065049" calcext:value-type="float">
            <text:p>2065049</text:p>
          </table:table-cell>
          <table:table-cell office:value-type="float" office:value="0.575" calcext:value-type="float">
            <text:p>0.575</text:p>
          </table:table-cell>
          <table:table-cell table:formula="of:=[.G43]*[.D43]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[.I43]*[.H43]" office:value-type="float" office:value="0.575" calcext:value-type="float">
            <text:p>0.57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C_Radial_D5_L11_P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table:number-columns-repeated="2"/>
          <table:table-cell table:formula="of:=[.G44]*[.D4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44]*[.H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_Radial_D5_L11_P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table:number-columns-repeated="2"/>
          <table:table-cell table:formula="of:=[.G45]*[.D4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45]*[.H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Pentawatt_Neutral_Staggered_Verical_TO220-5-T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1370</text:p>
          </table:table-cell>
          <table:table-cell table:style-name="ce1" office:value-type="float" office:value="1273732" calcext:value-type="float">
            <text:p>1273732</text:p>
          </table:table-cell>
          <table:table-cell office:value-type="float" office:value="10.94" calcext:value-type="float">
            <text:p>10.94</text:p>
          </table:table-cell>
          <table:table-cell table:formula="of:=[.G46]*[.D46]"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  <table:table-cell table:formula="of:=[.I46]*[.H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_Disc_D3.0mm_W1.6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</text:p>
          </table:table-cell>
          <table:table-cell table:number-columns-repeated="2"/>
          <table:table-cell table:formula="of:=[.G47]*[.D4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47]*[.H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_Disc_D3.0mm_W1.6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n</text:p>
          </table:table-cell>
          <table:table-cell table:number-columns-repeated="2"/>
          <table:table-cell table:formula="of:=[.G48]*[.D4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48]*[.H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23-3Lead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05CT</text:p>
          </table:table-cell>
          <table:table-cell table:style-name="ce1" office:value-type="float" office:value="2296030" calcext:value-type="float">
            <text:p>2296030</text:p>
          </table:table-cell>
          <table:table-cell office:value-type="float" office:value="0.291" calcext:value-type="float">
            <text:p>0.291</text:p>
          </table:table-cell>
          <table:table-cell table:formula="of:=[.G49]*[.D49]" office:value-type="float" office:value="0.291" calcext:value-type="float">
            <text:p>0.291</text:p>
          </table:table-cell>
          <table:table-cell office:value-type="float" office:value="1" calcext:value-type="float">
            <text:p>1</text:p>
          </table:table-cell>
          <table:table-cell table:formula="of:=[.I49]*[.H49]" office:value-type="float" office:value="0.291" calcext:value-type="float">
            <text:p>0.29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42,R6,R18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table:number-columns-repeated="2"/>
          <table:table-cell table:formula="of:=[.G50]*[.D5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0]*[.H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_Axial_DIN0204_L3.6mm_D1.6mm_P7.62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k</text:p>
          </table:table-cell>
          <table:table-cell table:number-columns-repeated="2"/>
          <table:table-cell table:formula="of:=[.G51]*[.D5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1]*[.H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SSOP-28_5.3x10.2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2R</text:p>
          </table:table-cell>
          <table:table-cell office:value-type="float" office:value="1146032" calcext:value-type="float">
            <text:p>1146032</text:p>
          </table:table-cell>
          <table:table-cell office:value-type="float" office:value="4.25" calcext:value-type="float">
            <text:p>4.25</text:p>
          </table:table-cell>
          <table:table-cell table:formula="of:=[.G52]*[.D52]"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table:formula="of:=[.I52]*[.H52]" office:value-type="float" office:value="4.25" calcext:value-type="float">
            <text:p>4.2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_Disc_D3.0mm_W1.6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table:formula="of:=[.G53]*[.D5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Micro_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office:value-type="float" office:value="2293753" calcext:value-type="float">
            <text:p>2293753</text:p>
          </table:table-cell>
          <table:table-cell office:value-type="float" office:value="0.413" calcext:value-type="float">
            <text:p>0.413</text:p>
          </table:table-cell>
          <table:table-cell table:formula="of:=[.G54]*[.D54]" office:value-type="float" office:value="0.413" calcext:value-type="float">
            <text:p>0.413</text:p>
          </table:table-cell>
          <table:table-cell office:value-type="float" office:value="1" calcext:value-type="float">
            <text:p>1</text:p>
          </table:table-cell>
          <table:table-cell table:formula="of:=[.I54]*[.H54]" office:value-type="float" office:value="0.413" calcext:value-type="float">
            <text:p>0.41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23-3Lead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P32CG</text:p>
          </table:table-cell>
          <table:table-cell office:value-type="float" office:value="1166986" calcext:value-type="float">
            <text:p>1166986</text:p>
          </table:table-cell>
          <table:table-cell office:value-type="float" office:value="0.446" calcext:value-type="float">
            <text:p>0.446</text:p>
          </table:table-cell>
          <table:table-cell table:formula="of:=[.G55]*[.D55]" office:value-type="float" office:value="0.446" calcext:value-type="float">
            <text:p>0.446</text:p>
          </table:table-cell>
          <table:table-cell office:value-type="float" office:value="0" calcext:value-type="float">
            <text:p>0</text:p>
          </table:table-cell>
          <table:table-cell table:formula="of:=[.I55]*[.H55]" office:value-type="float" office:value="0" calcext:value-type="float">
            <text:p>0</text:p>
          </table:table-cell>
          <table:table-cell/>
          <table:table-cell table:style-name="ce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R</text:p>
          </table:table-cell>
          <table:table-cell table:style-name="ce1" office:value-type="float" office:value="2493030" calcext:value-type="float">
            <text:p>2493030</text:p>
          </table:table-cell>
          <table:table-cell office:value-type="float" office:value="0.335" calcext:value-type="float">
            <text:p>0.335</text:p>
          </table:table-cell>
          <table:table-cell table:formula="of:=[.G56]*[.D56]" office:value-type="float" office:value="0.335" calcext:value-type="float">
            <text:p>0.335</text:p>
          </table:table-cell>
          <table:table-cell office:value-type="float" office:value="0" calcext:value-type="float">
            <text:p>0</text:p>
          </table:table-cell>
          <table:table-cell table:formula="of:=[.I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19,R20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table:number-columns-repeated="2"/>
          <table:table-cell table:formula="of:=[.G57]*[.D5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table:style-name="ce1" office:value-type="float" office:value="1737246" calcext:value-type="float">
            <text:p>1737246</text:p>
          </table:table-cell>
          <table:table-cell office:value-type="float" office:value="0.789" calcext:value-type="float">
            <text:p>0.789</text:p>
          </table:table-cell>
          <table:table-cell table:formula="of:=[.G58]*[.D58]" office:value-type="float" office:value="0.789" calcext:value-type="float">
            <text:p>0.789</text:p>
          </table:table-cell>
          <table:table-cell office:value-type="float" office:value="1" calcext:value-type="float">
            <text:p>1</text:p>
          </table:table-cell>
          <table:table-cell table:formula="of:=[.I58]*[.H58]" office:value-type="float" office:value="0.789" calcext:value-type="float">
            <text:p>0.789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D3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_Led</text:p>
          </table:table-cell>
          <table:table-cell table:number-columns-repeated="2"/>
          <table:table-cell table:formula="of:=[.G59]*[.D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59]*[.H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Q2057WSN_SOIC</text:p>
          </table:table-cell>
          <table:table-cell table:style-name="ce1" office:value-type="float" office:value="1212263" calcext:value-type="float">
            <text:p>1212263</text:p>
          </table:table-cell>
          <table:table-cell office:value-type="float" office:value="2.2" calcext:value-type="float">
            <text:p>2.2</text:p>
          </table:table-cell>
          <table:table-cell table:formula="of:=[.G60]*[.D60]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formula="of:=[.I60]*[.H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_DO-41_SOD81_P10.16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style-name="ce1" office:value-type="float" office:value="1467514" calcext:value-type="float">
            <text:p>1467514</text:p>
          </table:table-cell>
          <table:table-cell office:value-type="float" office:value="0.169" calcext:value-type="float">
            <text:p>0.169</text:p>
          </table:table-cell>
          <table:table-cell table:formula="of:=[.G61]*[.D61]"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 table:formula="of:=[.I61]*[.H61]" office:value-type="float" office:value="0.169" calcext:value-type="float">
            <text:p>0.169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Rect_L7.0mm_W2.5mm_P5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table:formula="of:=[.G62]*[.D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62]*[.H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hermal pad + mica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20214" calcext:value-type="float">
            <text:p>520214</text:p>
          </table:table-cell>
          <table:table-cell office:value-type="float" office:value="0.231" calcext:value-type="float">
            <text:p>0.231</text:p>
          </table:table-cell>
          <table:table-cell table:formula="of:=[.G63]*[.D63]" office:value-type="float" office:value="0.462" calcext:value-type="float">
            <text:p>0.462</text:p>
          </table:table-cell>
          <table:table-cell office:value-type="float" office:value="1" calcext:value-type="float">
            <text:p>1</text:p>
          </table:table-cell>
          <table:table-cell table:formula="of:=[.I63]*[.H63]" office:value-type="float" office:value="0.462" calcext:value-type="float">
            <text:p>0.4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nobs for rotary encod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ys</text:p>
          </table:table-cell>
          <table:table-cell office:value-type="float" office:value="1.5" calcext:value-type="float">
            <text:p>1.5</text:p>
          </table:table-cell>
          <table:table-cell table:formula="of:=[.G64]*[.D6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64]*[.H64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mond case with aluminium end pane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2583" calcext:value-type="float">
            <text:p>722583</text:p>
          </table:table-cell>
          <table:table-cell office:value-type="float" office:value="12.17" calcext:value-type="float">
            <text:p>12.17</text:p>
          </table:table-cell>
          <table:table-cell table:formula="of:=[.G65]*[.D65]" office:value-type="float" office:value="12.17" calcext:value-type="float">
            <text:p>12.17</text:p>
          </table:table-cell>
          <table:table-cell office:value-type="float" office:value="1" calcext:value-type="float">
            <text:p>1</text:p>
          </table:table-cell>
          <table:table-cell table:formula="of:=[.I65]*[.H65]" office:value-type="float" office:value="12.17" calcext:value-type="float">
            <text:p>12.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tected Lithium cell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conrad.be/ce/nl/product/1009505/Samsung-ICR18650-30B-Speciale-oplaadbare-batterij-18650-Li-ion-37-V-3000-mAh?ref=searchDetail</text:p>
          </table:table-cell>
          <table:table-cell office:value-type="float" office:value="14.79" calcext:value-type="float">
            <text:p>14.79</text:p>
          </table:table-cell>
          <table:table-cell table:formula="of:=[.G66]*[.D66]" office:value-type="float" office:value="29.58" calcext:value-type="float">
            <text:p>29.58</text:p>
          </table:table-cell>
          <table:table-cell office:value-type="float" office:value="0" calcext:value-type="float">
            <text:p>0</text:p>
          </table:table-cell>
          <table:table-cell table:formula="of:=[.I66]*[.H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No Battery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2:.H66])*1.21" office:value-type="float" office:value="136.609" calcext:value-type="float">
            <text:p>136.609</text:p>
          </table:table-cell>
          <table:table-cell/>
          <table:table-cell table:formula="of:=SUM([.J2:.J66])*1.21" office:value-type="float" office:value="77.64691" calcext:value-type="float">
            <text:p>77.6469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21:53:50.5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0T21:55:00.360000000</dc:date>
    <meta:editing-duration>PT38M52S</meta:editing-duration>
    <meta:editing-cycles>10</meta:editing-cycles>
    <meta:generator>LibreOffice/5.1.1.3$Windows_X86_64 LibreOffice_project/89f508ef3ecebd2cfb8e1def0f0ba9a803b88a6d</meta:generator>
    <meta:document-statistic meta:table-count="1" meta:cell-count="596" meta:object-count="0"/>
  </office:meta>
</office:document-meta>
</file>